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margin-left="3.9375in">
        <style:tab-stops/>
      </style:paragraph-properties>
    </style:style>
    <style:style style:name="T19" style:parent-style-name="Policepardéfaut" style:family="text">
      <style:text-properties fo:font-weight="bold" style:font-weight-asian="bold"/>
    </style:style>
    <style:style style:name="T20" style:parent-style-name="Policepardéfaut" style:family="text">
      <style:text-properties fo:font-weight="bold" style:font-weight-asian="bold"/>
    </style:style>
    <style:style style:name="P21" style:parent-style-name="Normal" style:family="paragraph">
      <style:text-properties fo:font-weight="bold" style:font-weight-asian="bold"/>
    </style:style>
    <style:style style:name="P22" style:parent-style-name="Normal" style:family="paragraph">
      <style:text-properties fo:font-weight="bold" style:font-weight-asian="bold"/>
    </style:style>
    <style:style style:name="P23" style:parent-style-name="Normal" style:family="paragraph">
      <style:paragraph-properties fo:text-align="start" fo:margin-left="0.3937in">
        <style:tab-stops/>
      </style:paragraph-properties>
    </style:style>
    <style:style style:name="T24" style:parent-style-name="Policepardéfaut" style:family="text">
      <style:text-properties fo:font-weight="bold" style:font-weight-asian="bold"/>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P28" style:parent-style-name="Normal" style:family="paragraph">
      <style:paragraph-properties fo:text-align="start"/>
    </style:style>
    <number:date-style style:name="N29" number:language="fr" number:country="FR">
      <number:day number:calendar="gregorian"/>
      <number:text> </number:text>
      <number:month number:textual="true" number:style="long" number:calendar="gregorian"/>
      <number:text> </number:text>
      <number:year number:style="long" number:calendar="gregorian"/>
    </number:date-style>
    <style:style style:name="P30" style:parent-style-name="Normal" style:family="paragraph">
      <style:paragraph-properties fo:margin-left="3.9375in">
        <style:tab-stops/>
      </style:paragraph-properties>
      <style:text-properties fo:font-weight="bold" style:font-weight-asian="bold"/>
    </style:style>
    <style:style style:name="P31" style:parent-style-name="Normal" style:family="paragraph">
      <style:paragraph-properties fo:margin-left="3.9375in">
        <style:tab-stops/>
      </style:paragraph-properties>
    </style:style>
    <style:style style:name="T32" style:parent-style-name="Policepardéfaut" style:family="text">
      <style:text-properties fo:font-weight="bold" style:font-weight-asian="bold"/>
    </style:style>
    <style:style style:name="T33" style:parent-style-name="Policepardéfaut" style:family="text">
      <style:text-properties fo:font-weight="bold" style:font-weight-asian="bold"/>
    </style:style>
    <style:style style:name="T34" style:parent-style-name="Policepardéfaut" style:family="text">
      <style:text-properties fo:font-weight="bold" style:font-weight-asian="bold"/>
    </style:style>
  </office:automatic-styles>
  <office:body>
    <office:text text:use-soft-page-breaks="true">
      <text:p text:style-name="P1"><text:span text:style-name="T19">Prof</text:span><text:span text:style-name="T20">. Le DESTINATAIRE</text:span><text:line-break/>rue de la destination<text:line-break/>XXXXX Ville de destination</text:p>
      <text:p text:style-name="P21"/>
      <text:p text:style-name="P22"/>
      <text:p text:style-name="P23"><text:span text:style-name="T24">Objet :</text:span><text:s/><text:span text:style-name="T25">Le<text:s/></text:span><text:span text:style-name="T26">bla-bla d'objet de cette lettre</text:span><text:span text:style-name="T27">.</text:span></text:p>
      <text:p text:style-name="Normal"/>
      <text:p text:style-name="P28"><text:tab/><text:tab/>Cher Destinataire,<text:s/></text:p>
      <text:p text:style-name="Normal">Voilà l'exemple type d'une lettre du laboratoire.<text:s/></text:p>
      <text:p text:style-name="Normal">Les Éléments sont une compilation du savoir géométrique et restèrent le noyau de l'enseignement mathématique pendant près de 2000 ans. Il se peut qu'aucun des résultats contenus dans les Éléments ne soit d'Euclide, mais l'organisation de la matière et son exposé lui sont dus.</text:p>
      <text:p text:style-name="Normal">Les Éléments sont divisés en treize livres. Les livres 1 à 6, géométrie plane, les livres 7 à 9, théorie des rapports, le livre 10, la théorie de nombres irrationnels d'Eudoxe, et enfin les livres 11 à 13 de géométrie dans l'espace. Le livre se termine par l'étude des propriétés des cinq polyèdres réguliers et une démonstration de leur existence. Les Éléments sont remarquables par la clarté avec laquelle les théorèmes sont énoncés et démontrés.</text:p>
      <text:p text:style-name="Normal"/>
      <text:p text:style-name="Normal">Villeneuve d'Ascq, le<text:s/><text:date style:data-style-name="N29">21 mai 2015</text:date></text:p>
      <text:p text:style-name="P30"/>
      <text:p text:style-name="P31"><text:span text:style-name="T32">Prénom</text:span><text:span text:style-name="T33"><text:s/></text:span><text:span text:style-name="T34">NO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paragraph-properties fo:text-align="justify" fo:margin-bottom="0.1388in" fo:line-height="115%"/>
      <style:text-properties style:font-name="Times New Roman" fo:letter-spacing="0.0041in" fo:font-size="11pt" style:font-size-asian="11pt" style:font-size-complex="11pt" style:language-asian="en" style:country-asian="U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Arial" fo:font-size="9pt" style:font-size-asian="9pt" fo:hyphenate="false"/>
    </style:style>
    <style:style style:name="En-têteCar" style:display-name="En-tête Car" style:family="text" style:parent-style-name="Policepardéfaut">
      <style:text-properties style:font-name="Arial" fo:letter-spacing="0.0041in" fo:font-size="9pt" style:font-size-asian="9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2958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6881in"/>
      </style:header-style>
      <style:footer-style>
        <style:header-footer-properties style:dynamic-spacing="true" fo:min-height="0.4923in"/>
      </style:footer-style>
    </style:page-layout>
    <style:style style:name="P2" style:parent-style-name="En-tête" style:family="paragraph">
      <style:paragraph-properties fo:margin-left="-0.7875in">
        <style:tab-stops>
          <style:tab-stop style:type="center" style:position="3.9375in"/>
          <style:tab-stop style:type="right" style:position="7.0875in"/>
        </style:tab-stops>
      </style:paragraph-properties>
    </style:style>
    <style:style style:name="T3" style:parent-style-name="Policepardéfaut" style:family="text">
      <style:text-properties style:language-asian="fr" style:country-asian="FR"/>
    </style:style>
    <style:style style:name="P4"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5"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6"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7" style:parent-style-name="En-tête" style:family="paragraph">
      <style:text-properties style:font-name-complex="Arial" fo:font-weight="bold" style:font-weight-asian="bold" fo:color="#808080" style:font-size-complex="9pt"/>
    </style:style>
    <style:style style:name="P8" style:parent-style-name="En-tête" style:family="paragraph">
      <style:text-properties style:font-name-complex="Arial" fo:font-weight="bold" style:font-weight-asian="bold" fo:color="#808080" style:font-size-complex="9pt"/>
    </style:style>
    <style:style style:name="P9" style:parent-style-name="En-tête" style:family="paragraph">
      <style:text-properties style:font-name-complex="Arial" fo:color="#808080" style:font-size-complex="9pt"/>
    </style:style>
    <style:style style:name="P10" style:parent-style-name="En-tête" style:family="paragraph">
      <style:text-properties style:font-name-complex="Arial" fo:color="#808080" style:font-size-complex="9pt"/>
    </style:style>
    <style:style style:name="T11" style:parent-style-name="Policepardéfaut" style:family="text">
      <style:text-properties style:font-name-complex="Arial" fo:color="#808080" style:font-size-complex="9pt"/>
    </style:style>
    <style:style style:name="T12" style:parent-style-name="Policepardéfaut" style:family="text">
      <style:text-properties style:font-name-complex="Arial" fo:color="#808080" style:font-size-complex="9pt"/>
    </style:style>
    <style:style style:name="T13" style:parent-style-name="Policepardéfaut" style:family="text">
      <style:text-properties style:font-name-complex="Arial" fo:color="#808080" style:font-size-complex="9pt"/>
    </style:style>
    <style:style style:name="T14" style:parent-style-name="Policepardéfaut" style:family="text">
      <style:text-properties style:font-name-complex="Arial" fo:color="#808080" style:font-size-complex="9pt"/>
    </style:style>
    <style:style style:name="T15" style:parent-style-name="Policepardéfaut" style:family="text">
      <style:text-properties style:font-name-complex="Arial" fo:color="#808080" style:font-size-complex="9pt"/>
    </style:style>
    <style:style style:name="T16" style:parent-style-name="Policepardéfaut" style:family="text">
      <style:text-properties style:font-name-complex="Arial" fo:color="#808080" style:font-size-complex="9pt"/>
    </style:style>
    <style:style style:name="P17" style:parent-style-name="Pieddepage" style:family="paragraph">
      <style:paragraph-properties fo:text-align="center"/>
    </style:style>
    <style:style style:name="T18" style:parent-style-name="Policepardéfaut" style:family="text">
      <style:text-properties style:font-size-complex="10pt" style:language-asian="fr" style:country-asian="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draw:frame draw:z-index="251657728" draw:style-name="a0" draw:name="Image 3" text:anchor-type="paragraph" svg:x="-0.50069in" svg:y="0.15486in" svg:width="1.43611in" svg:height="0.58403in" style:rel-width="scale" style:rel-height="scale"><draw:image xlink:href="media/image1.png" xlink:type="simple" xlink:show="embed" xlink:actuate="onLoad"/><svg:desc>logopp.gif</svg:desc></draw:frame></text:span><text:tab/></text:p>
        <text:p text:style-name="P4"/>
        <text:p text:style-name="P5"/>
        <text:p text:style-name="P6"/>
        <text:p text:style-name="P7"/>
        <text:p text:style-name="P8">Prénom<text:s/>NOM</text:p>
        <text:p text:style-name="P9">Votre fonction</text:p>
        <text:p text:style-name="P10">prenom.nom@math.univ-lille1.fr</text:p>
        <text:p text:style-name="En-tête"><text:span text:style-name="T11">+33(0)3.20.4</text:span><text:span text:style-name="T12">X</text:span><text:span text:style-name="T13">.</text:span><text:span text:style-name="T14">XX</text:span><text:span text:style-name="T15">.</text:span><text:span text:style-name="T16">XX</text:span></text:p>
      </style:header>
      <style:footer>
        <text:p text:style-name="P17"><text:span text:style-name="T18"><draw:frame draw:style-name="a1" draw:name="Image 3" text:anchor-type="as-char" svg:x="0in" svg:y="0in" svg:width="6.30208in" svg:height="0.61319in" style:rel-width="scale" style:rel-height="scale"><draw:image xlink:href="media/image2.png" xlink:type="simple" xlink:show="embed" xlink:actuate="onLoad"/><svg:desc>D:\MyDocuments\TeX\Autres\logo_labo\html\doc\labofooter.png</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Kroum</meta:initial-creator>
    <dc:creator>Kroum Tzanev</dc:creator>
    <meta:creation-date>2015-05-21T19:55:00Z</meta:creation-date>
    <dc:date>2015-05-21T19:55:00Z</dc:date>
    <meta:print-date>2011-01-08T14:22:00Z</meta:print-date>
    <meta:template xlink:href="Normal.dotm" xlink:type="simple"/>
    <meta:editing-cycles>2</meta:editing-cycles>
    <meta:editing-duration>PT0S</meta:editing-duration>
    <meta:document-statistic meta:page-count="1" meta:paragraph-count="1" meta:word-count="152" meta:character-count="990" meta:row-count="6" meta:non-whitespace-character-count="839"/>
  </office:meta>
</office:document-meta>
</file>